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toXMLInputSource( StreamSource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toSAXParseException( XML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.toSAXException( XNI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